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985cb" style:font-size-asian="8pt" style:font-weight-asian="bold" style:font-size-complex="8pt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1" style:family="text">
      <style:text-properties fo:letter-spacing="-0.007cm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985cb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$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0:11:33.238000000</dc:date>
    <meta:editing-duration>P1DT5H7M40S</meta:editing-duration>
    <meta:editing-cycles>197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5" meta:word-count="342" meta:character-count="3082" meta:non-whitespace-character-count="2820"/>
  </office:meta>
</office:document-meta>
</file>